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fo:font-size="13pt" style:font-size-asian="13pt" style:font-size-complex="13pt"/>
    </style:style>
    <style:style style:name="P2" style:family="paragraph" style:parent-style-name="Standard">
      <style:paragraph-properties fo:text-align="justify" style:justify-single-word="false"/>
      <style:text-properties fo:font-size="13pt" style:text-underline-style="solid" style:text-underline-width="auto" style:text-underline-color="font-color" style:font-size-asian="13pt" style:font-size-complex="13pt"/>
    </style:style>
    <style:style style:name="P3" style:family="paragraph" style:parent-style-name="Standard">
      <style:paragraph-properties fo:text-align="center" style:justify-single-word="false"/>
      <style:text-properties fo:font-size="14pt" style:text-underline-style="none" fo:font-weight="bold" style:font-size-asian="14pt" style:font-weight-asian="bold" style:font-size-complex="14pt" style:font-weight-complex="bold"/>
    </style:style>
    <style:style style:name="P4" style:family="paragraph" style:parent-style-name="Standard">
      <style:paragraph-properties fo:text-align="justify" style:justify-single-word="false"/>
    </style:style>
    <style:style style:name="T1" style:family="text">
      <style:text-properties fo:font-size="13pt" style:font-size-asian="13pt" style:font-size-complex="13pt"/>
    </style:style>
    <style:style style:name="T2" style:family="text">
      <style:text-properties fo:font-size="13pt" officeooo:rsid="001f087d" style:font-size-asian="13pt" style:font-size-complex="13pt"/>
    </style:style>
    <style:style style:name="T3" style:family="text">
      <style:text-properties officeooo:rsid="0020d797"/>
    </style:style>
    <style:style style:name="T4" style:family="text">
      <style:text-properties officeooo:rsid="00235f99"/>
    </style:style>
    <style:style style:name="T5" style:family="text">
      <style:text-properties officeooo:rsid="002440ec"/>
    </style:style>
    <style:style style:name="T6" style:family="text">
      <style:text-properties officeooo:rsid="00258a0e"/>
    </style:style>
    <style:style style:name="T7" style:family="text">
      <style:text-properties officeooo:rsid="00272c98"/>
    </style:style>
    <style:style style:name="T8" style:family="text">
      <style:text-properties officeooo:rsid="0027763e"/>
    </style:style>
    <style:style style:name="T9" style:family="text">
      <style:text-properties officeooo:rsid="002966a7"/>
    </style:style>
    <style:style style:name="T10" style:family="text">
      <style:text-properties officeooo:rsid="002b3a34"/>
    </style:style>
    <style:style style:name="T11" style:family="text">
      <style:text-properties officeooo:rsid="002b3f65"/>
    </style:style>
    <style:style style:name="T12" style:family="text">
      <style:text-properties officeooo:rsid="002bdbee"/>
    </style:style>
    <style:style style:name="T13" style:family="text">
      <style:text-properties officeooo:rsid="002e58aa"/>
    </style:style>
    <style:style style:name="T14" style:family="text">
      <style:text-properties officeooo:rsid="002fcb86"/>
    </style:style>
    <style:style style:name="T15" style:family="text">
      <style:text-properties officeooo:rsid="00318600"/>
    </style:style>
    <style:style style:name="T16" style:family="text">
      <style:text-properties officeooo:rsid="00323a20"/>
    </style:style>
    <style:style style:name="T17" style:family="text">
      <style:text-properties officeooo:rsid="00335b0a"/>
    </style:style>
    <style:style style:name="T18" style:family="text">
      <style:text-properties officeooo:rsid="00344e9c"/>
    </style:style>
    <style:style style:name="T19" style:family="text">
      <style:text-properties officeooo:rsid="0036294e"/>
    </style:style>
    <style:style style:name="T20" style:family="text">
      <style:text-properties officeooo:rsid="003677e2"/>
    </style:style>
    <style:style style:name="T21" style:family="text">
      <style:text-properties officeooo:rsid="0037f8e6"/>
    </style:style>
    <style:style style:name="T22" style:family="text">
      <style:text-properties officeooo:rsid="003cd2d1"/>
    </style:style>
    <style:style style:name="T23" style:family="text">
      <style:text-properties officeooo:rsid="003ebd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t Techno-Web - Amaury Gillot - L2 SDN</text:p>
      <text:p text:style-name="P4"/>
      <text:p text:style-name="P4"/>
      <text:p text:style-name="P4"><text:tab/><text:span text:style-name="T1">Ce site a pour but d'être un lieu d'échange</text:span><text:span text:style-name="T2">s</text:span><text:span text:style-name="T1"> pour des passionnés de photographie leur permettant de poster leurs clichés et de recevoir des conseils ainsi que des avis en retour via la partie commentaire.</text:span></text:p>
      <text:p text:style-name="P1"/>
      <text:p text:style-name="P1">Ce site posséde trois rangs d'accréditations, les administrateurs, les utilisateurs simple<text:span text:style-name="T3">s</text:span> ainsi que les utilisateurs qui ne sont pas connectés.</text:p>
      <text:p text:style-name="P1"><text:tab/></text:p>
      <text:p text:style-name="P1"><text:tab/>Sans être connecté, vous avez seulement accès au menu où se trouve la liste de tous les posts des différents utilisateurs, mais également une barre de recherche qui sélectionnera tout les posts contenant votre recherche, ainsi qu'un total accès au post complet en cliquant dessus. </text:p>
      <text:p text:style-name="P1">Tout le monde peut se créer un compte assez simplement via la page de connexion.</text:p>
      <text:p text:style-name="P1"><text:tab/></text:p>
      <text:p text:style-name="P1"><text:tab/>Une fois connecté, vous pouvez ajouter un commentaires sous n'importe quel post via le bouton représentant un plus dans un rond en bas de la page du post choisi dans le menu.</text:p>
      <text:p text:style-name="P1">Une fois le commentaire posté, vous pourrez à tout moment le supprimer en cliquant sur la croix se trouvant à gauche de votre commentaire.</text:p>
      <text:p text:style-name="P1">Vous pouvez également écrire un nouveau post via la page "new post", en renseignant au moins un titre et un contenu. Mais vous pouvez également ajouter une image ainsi qu'un résumé qui sera affiché dans la page menu (Si il n'y a pas de résumé, ce sera le début du contenu qui sera affiché).</text:p>
      <text:p text:style-name="P1">Si votre post ne vous plaît plus, vous pouvez alors le supprimer via la croix situé<text:span text:style-name="T4">e</text:span> en haut à droite de votre post ou alors le modifier via le bouton avec un crayon se situant également en haut à droite du post.</text:p>
      <text:p text:style-name="P1">Dans la page de modification, vous pouvez modifier le titre, ajouter ou modifier le résumé, ajouter, modifier ou supprimer l'image actuelle ou encore modifier le contenu.</text:p>
      <text:p text:style-name="P1">Vous avez également accès a une page de modification de votre compte en passant la souris par dessus votre pseudo à droite de la barre de navigation.</text:p>
      <text:p text:style-name="P1">Celle-ci poss<text:span text:style-name="T4">è</text:span>de deux parties : </text:p>
      <text:p text:style-name="P1"><text:tab/>- Une partie modification où vous pouvez modifier toutes vos données de compte. </text:p>
      <text:p text:style-name="P1"><text:tab/>- Ainsi qu'une partie où se trouve tou<text:span text:style-name="T5">s</text:span> vos post<text:span text:style-name="T10">s</text:span> visible<text:span text:style-name="T6">s</text:span> sur la page menu, vous avez accès aux boutons de modification ou de suppression pour chacun de vos posts.</text:p>
      <text:p text:style-name="P1">Et pour finir, vous pouvez vous déconnecter via le bouton "Deconnexion" acces<text:span text:style-name="T6">s</text:span>ible lors du passage du curseur sur votre pseudo.</text:p>
      <text:p text:style-name="P1"><text:tab/></text:p>
      <text:p text:style-name="P1"><text:tab/>Lorsque vous êtes connecté en tant qu'administrateur, vous avez accès à toutes les fonctionnalités cité<text:span text:style-name="T7">e</text:span>s précédemment avec quelques suppléments :</text:p>
      <text:p text:style-name="P1">Vous avez non seulement la possibilité de supprimer ou de modifier tou<text:span text:style-name="T8">s</text:span> les posts de n'importe quel utilisateur, mais vous avez également accès à un nouveau bouton en haut à droite des posts. Celui-ci sert à modifier la vis<text:span text:style-name="T9">i</text:span>bilité des posts. Lorsque le post est visible, vous avez un bouton sous la forme d'un oeil qui, lorsque vous cliquez dessus, va déplacer le post vers la page "Administration" acce<text:span text:style-name="T11">s</text:span>sible uniquement par l'admin : le post ne sera donc plus visible pour les utilisateur<text:span text:style-name="T12">s</text:span> lambda. La page "Administration" est identique à la page "Menu" à la seule différence que ce sont uniquement les posts cachés qui sont listés. L'oeil s'est transformé en oeil barré ce qui indique que le post est caché, mais vous pouvez le re-<text:soft-page-break/>rendre visible en cliquant dessus. Quelques détails sont à noter, comme le fait qu'ici l'administarteur <text:span text:style-name="T13">a</text:span> accès à l'heure où le post a été publié.</text:p>
      <text:p text:style-name="P1">L'admin <text:span text:style-name="T14">a</text:span> également accès à une page supplémentaire : la page "Modération". Dans celle-ci se trouve la liste de tou<text:span text:style-name="T15">s</text:span> les utilisateur<text:span text:style-name="T16">s</text:span> ainsi que leurs informations (nom, prénom, date de naissance, E-mail et nombre de posts). Au passage de la souris sur l'un des utilisateurs, nous avons la liste de tou<text:span text:style-name="T17">s</text:span> ses posts.</text:p>
      <text:p text:style-name="P1">L'accès aux détails du compte et la déconnexion se situe<text:span text:style-name="T18">nt</text:span> au même endroit que pour les utilisateurs simples.</text:p>
      <text:p text:style-name="P1"/>
      <text:p text:style-name="P1"/>
      <text:p text:style-name="P2">Mise en place du site :</text:p>
      <text:p text:style-name="P1"/>
      <text:p text:style-name="P1">1. Dézippez le fichier dans votre dossier wamp/mamp pour qu’il soit accessible via localhost.</text:p>
      <text:p text:style-name="P1">2. Récupérez la base de données SQL/<text:span text:style-name="T22">Blog</text:span>.sql</text:p>
      <text:p text:style-name="P1">3. Dans PhpMyAdmin, créez la base <text:span text:style-name="T23">Blog</text:span> puis importez le fichier <text:span text:style-name="T23">Blog</text:span>.sql</text:p>
      <text:p text:style-name="P1">4. Dans l’architecture du site, modifiez le fichier global/bdd.php afin de mettre vos configs.</text:p>
      <text:p text:style-name="P1">5. Le site est prêt </text:p>
      <text:p text:style-name="P1"/>
      <text:p text:style-name="P1"/>
      <text:p text:style-name="P2">La structure du site :</text:p>
      <text:p text:style-name="P1"/>
      <text:p text:style-name="P1">- Le dossier global contient les pages qu'ont réutilisera partout sur notre site :</text:p>
      <text:p text:style-name="P1"><text:tab/>- bdd.php contenant les configurations de notre base</text:p>
      <text:p text:style-name="P1"><text:tab/>- header.php et footer.php contiennent la partie haute et la partie basse du site</text:p>
      <text:p text:style-name="P1">- Le dossier CSS regroupe tous les fichiers css (dont font-awesome)</text:p>
      <text:p text:style-name="P1">- Le dossier icones contient les images/icones utiles au site</text:p>
      <text:p text:style-name="P1">- Le dossier img contient les images uploadées</text:p>
      <text:p text:style-name="P1"/>
      <text:p text:style-name="P2">Des identifiants ont déjà été créés avec chacun un rôle différent :</text:p>
      <text:p text:style-name="P1"/>
      <text:p text:style-name="P1">admin / admin =&gt; Il a la particularité d'avoir des droits administrateur</text:p>
      <text:p text:style-name="P1">test / test =&gt; Il a la particularité de ne pas avoir de droits d’administrateur</text:p>
      <text:p text:style-name="P1"/>
      <text:p text:style-name="P1">A noter que vous pouvez vous-même créer des utilisateurs grâce à la page d’inscription. Pour passer un</text:p>
      <text:p text:style-name="P1">utilisateur en administrateur, il faut modifier la colonne admin de l’utilisateur en question à 2.</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29T15:18:42.561736770</meta:creation-date>
    <dc:date>2020-11-29T19:53:58.906015333</dc:date>
    <meta:editing-duration>PT8M56S</meta:editing-duration>
    <meta:editing-cycles>28</meta:editing-cycles>
    <meta:generator>LibreOffice/6.0.7.3$Linux_X86_64 LibreOffice_project/00m0$Build-3</meta:generator>
    <meta:document-statistic meta:table-count="0" meta:image-count="0" meta:object-count="0" meta:page-count="2" meta:paragraph-count="40" meta:word-count="836" meta:character-count="4921" meta:non-whitespace-character-count="4107"/>
  </office:meta>
</office:document-meta>
</file>